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1*"/>
    </style:style>
    <style:style style:name="Table1.B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54da23"/>
    </style:style>
    <style:style style:name="P3" style:family="paragraph" style:parent-style-name="Standard" style:list-style-name="L5">
      <style:paragraph-properties fo:line-height="150%" fo:text-align="justify" style:justify-single-word="false"/>
      <style:text-properties officeooo:paragraph-rsid="0054da23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54da23" officeooo:paragraph-rsid="0054da23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1" fo:font-size="14pt" officeooo:paragraph-rsid="0054da23" style:font-size-asian="14pt" style:font-size-complex="14pt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Liberation Sans1" fo:font-size="14pt" officeooo:paragraph-rsid="0054da23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1" fo:font-size="14pt" officeooo:rsid="0054da23" officeooo:paragraph-rsid="0054da23" style:font-size-asian="14pt" style:font-size-complex="14pt"/>
    </style:style>
    <style:style style:name="P8" style:family="paragraph" style:parent-style-name="Standard" style:list-style-name="L6">
      <style:paragraph-properties fo:line-height="150%" fo:text-align="justify" style:justify-single-word="false"/>
      <style:text-properties style:font-name="Liberation Sans1" fo:font-size="14pt" officeooo:rsid="0054da23" officeooo:paragraph-rsid="0054da23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1" fo:font-size="14pt" officeooo:rsid="0054da23" officeooo:paragraph-rsid="0056ab09" style:font-size-asian="14pt" style:font-size-complex="14pt"/>
    </style:style>
    <style:style style:name="P10" style:family="paragraph" style:parent-style-name="Standard" style:list-style-name="L6">
      <style:paragraph-properties fo:line-height="150%" fo:text-align="justify" style:justify-single-word="false"/>
      <style:text-properties style:font-name="Liberation Sans1" fo:font-size="14pt" officeooo:rsid="0056ab09" officeooo:paragraph-rsid="0056ab09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1" fo:font-size="14pt" officeooo:rsid="0056ab09" officeooo:paragraph-rsid="0056ab09" style:font-size-asian="14pt" style:font-size-complex="14pt"/>
    </style:style>
    <style:style style:name="P12" style:family="paragraph" style:parent-style-name="Standard" style:list-style-name="L7">
      <style:paragraph-properties fo:line-height="150%" fo:text-align="justify" style:justify-single-word="false"/>
      <style:text-properties style:font-name="Liberation Sans1" fo:font-size="14pt" officeooo:rsid="0056ab09" officeooo:paragraph-rsid="0056ab09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4da23" officeooo:paragraph-rsid="0054da2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4da23" officeooo:paragraph-rsid="0056ab0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6ab09" officeooo:paragraph-rsid="0056ab09" style:font-size-asian="14pt" style:font-weight-asian="bold" style:font-size-complex="14pt" style:font-weight-complex="bold"/>
    </style:style>
    <style:style style:name="P16" style:family="paragraph" style:parent-style-name="Standard" style:list-style-name="L9">
      <style:paragraph-properties fo:line-height="150%" fo:text-align="justify" style:justify-single-word="false"/>
      <style:text-properties style:font-name="Liberation Sans1" fo:font-size="14pt" fo:font-weight="normal" officeooo:rsid="0056ab09" officeooo:paragraph-rsid="0056ab09" style:font-size-asian="14pt" style:font-weight-asian="normal" style:font-size-complex="14pt" style:font-weight-complex="normal"/>
    </style:style>
    <style:style style:name="P17" style:family="paragraph" style:parent-style-name="Standard" style:list-style-name="L9">
      <style:paragraph-properties fo:line-height="150%" fo:text-align="center" style:justify-single-word="false"/>
      <style:text-properties style:font-name="Liberation Sans1" fo:font-size="14pt" fo:font-weight="normal" officeooo:rsid="0056ab09" officeooo:paragraph-rsid="0056ab09" style:font-size-asian="14pt" style:font-weight-asian="normal" style:font-size-complex="14pt" style:font-weight-complex="normal"/>
    </style:style>
    <style:style style:name="P18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6pt" fo:font-weight="bold" officeooo:paragraph-rsid="0054da23" style:font-size-asian="16pt" style:font-weight-asian="bold" style:font-size-complex="16pt" style:font-weight-complex="bold"/>
    </style:style>
    <style:style style:name="P19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6pt" fo:font-weight="bold" officeooo:rsid="0054da23" officeooo:paragraph-rsid="0054da23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fo:font-size="14pt" officeooo:rsid="0054da23" officeooo:paragraph-rsid="0054da23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color="#c9211e" loext:opacity="100%" style:font-name="Liberation Sans1" fo:font-size="14pt" officeooo:rsid="0054da23" officeooo:paragraph-rsid="0054da23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color="#2a6099" loext:opacity="100%" style:font-name="Liberation Sans1" fo:font-size="14pt" officeooo:rsid="0054da23" officeooo:paragraph-rsid="0054da23" style:font-size-asian="14pt" style:font-size-complex="14pt"/>
    </style:style>
    <style:style style:name="T1" style:family="text">
      <style:text-properties officeooo:rsid="00516cc4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-asian="Noto Serif CJK SC" style:font-name-complex="FreeSans1"/>
    </style:style>
    <style:style style:name="T4" style:family="text">
      <style:text-properties officeooo:rsid="0014818a"/>
    </style:style>
    <style:style style:name="T5" style:family="text">
      <style:text-properties officeooo:rsid="004ce2e4"/>
    </style:style>
    <style:style style:name="T6" style:family="text">
      <style:text-properties officeooo:rsid="00541aae"/>
    </style:style>
    <style:style style:name="T7" style:family="text">
      <style:text-properties style:font-name-asian="Noto Serif CJK SC" style:font-name-complex="FreeSans1"/>
    </style:style>
    <style:style style:name="T8" style:family="text">
      <style:text-properties officeooo:rsid="0054da23" style:font-name-asian="Noto Serif CJK SC" style:font-name-complex="FreeSans1"/>
    </style:style>
    <style:style style:name="T9" style:family="text">
      <style:text-properties fo:font-weight="normal" style:font-name-asian="Noto Serif CJK SC" style:font-weight-asian="normal" style:font-name-complex="FreeSans1" style:font-weight-complex="normal"/>
    </style:style>
    <style:style style:name="T10" style:family="text">
      <style:text-properties fo:font-weight="normal" officeooo:rsid="0056ab09" style:font-name-asian="Noto Serif CJK SC" style:font-weight-asian="normal" style:font-name-complex="FreeSans1" style:font-weight-complex="normal"/>
    </style:style>
    <style:style style:name="T11" style:family="text">
      <style:text-properties fo:font-weight="normal" officeooo:rsid="0041a84b" style:font-name-asian="Liberation Serif" style:font-weight-asian="normal" style:font-name-complex="Liberation Serif" style:font-weight-complex="normal"/>
    </style:style>
    <style:style style:name="T12" style:family="text">
      <style:text-properties fo:font-weight="normal" officeooo:rsid="0054da23" style:font-name-asian="Liberation Serif" style:font-weight-asian="normal" style:font-name-complex="Liberation Serif" style:font-weight-complex="normal"/>
    </style:style>
    <style:style style:name="T13" style:family="text">
      <style:text-properties fo:font-weight="normal" officeooo:rsid="00516cc4" style:font-name-asian="Liberation Serif" style:font-weight-asian="normal" style:font-name-complex="Liberation Serif" style:font-weight-complex="normal"/>
    </style:style>
    <style:style style:name="T14" style:family="text">
      <style:text-properties fo:font-weight="normal" officeooo:rsid="00541aae" style:font-name-asian="Liberation Serif" style:font-weight-asian="normal" style:font-name-complex="Liberation Serif" style:font-weight-complex="normal"/>
    </style:style>
    <style:style style:name="T15" style:family="text">
      <style:text-properties officeooo:rsid="0054da23"/>
    </style:style>
    <style:style style:name="T16" style:family="text">
      <style:text-properties fo:font-weight="bold" officeooo:rsid="0041a84b" style:font-name-asian="Liberation Serif" style:font-weight-asian="bold" style:font-name-complex="Liberation Serif" style:font-weight-complex="bold"/>
    </style:style>
    <style:style style:name="T17" style:family="text">
      <style:text-properties fo:font-weight="bold" officeooo:rsid="00448b24" style:font-name-asian="Liberation Serif" style:font-weight-asian="bold" style:font-name-complex="Liberation Serif" style:font-weight-complex="bold"/>
    </style:style>
    <style:style style:name="T18" style:family="text">
      <style:text-properties fo:font-weight="bold" style:font-name-asian="Noto Serif CJK SC" style:font-weight-asian="bold" style:font-name-complex="FreeSans1" style:font-weight-complex="bold"/>
    </style:style>
    <style:style style:name="T19" style:family="text">
      <style:text-properties fo:font-style="italic" fo:font-weight="normal" style:font-name-asian="Noto Serif CJK SC" style:font-style-asian="italic" style:font-weight-asian="normal" style:font-name-complex="FreeSans1" style:font-style-complex="italic" style:font-weight-complex="normal"/>
    </style:style>
    <style:style style:name="T20" style:family="text">
      <style:text-properties style:font-name="Liberation Sans1" fo:font-size="14pt" fo:font-style="italic" fo:font-weight="normal" style:font-name-asian="Noto Serif CJK SC" style:font-size-asian="14pt" style:font-style-asian="italic" style:font-weight-asian="normal" style:font-name-complex="FreeSans1" style:font-size-complex="14pt" style:font-style-complex="italic" style:font-weight-complex="normal"/>
    </style:style>
    <style:style style:name="T21" style:family="text">
      <style:text-properties style:font-name="Liberation Sans1" fo:font-size="14pt" fo:font-style="italic" fo:font-weight="normal" officeooo:rsid="0054da23" style:font-name-asian="Noto Serif CJK SC" style:font-size-asian="14pt" style:font-style-asian="italic" style:font-weight-asian="normal" style:font-name-complex="FreeSans1" style:font-size-complex="14pt" style:font-style-complex="italic" style:font-weight-complex="normal"/>
    </style:style>
    <style:style style:name="T22" style:family="text">
      <style:text-properties style:font-name="Liberation Sans1" fo:font-size="14pt" fo:font-weight="normal" style:font-name-asian="Noto Serif CJK SC" style:font-size-asian="14pt" style:font-weight-asian="normal" style:font-name-complex="FreeSans1" style:font-size-complex="14pt" style:font-weight-complex="normal"/>
    </style:style>
    <style:style style:name="T23" style:family="text">
      <style:text-properties style:font-name="Liberation Sans1" fo:font-size="14pt" fo:font-weight="normal" officeooo:rsid="0054da23" style:font-name-asian="Noto Serif CJK SC" style:font-size-asian="14pt" style:font-weight-asian="normal" style:font-name-complex="FreeSans1" style:font-size-complex="14pt" style:font-weight-complex="normal"/>
    </style:style>
    <style:style style:name="T24" style:family="text">
      <style:text-properties style:font-name="Liberation Sans1" fo:font-size="14pt" fo:font-weight="bold" style:font-name-asian="Noto Serif CJK SC" style:font-size-asian="14pt" style:font-weight-asian="bold" style:font-name-complex="FreeSans1" style:font-size-complex="14pt" style:font-weight-complex="bold"/>
    </style:style>
    <style:style style:name="T25" style:family="text">
      <style:text-properties style:font-name="Liberation Sans" fo:font-weight="normal" style:font-name-asian="Noto Serif CJK SC" style:font-weight-asian="normal" style:font-name-complex="FreeSans1" style:font-weight-complex="normal"/>
    </style:style>
    <style:style style:name="T26" style:family="text">
      <style:text-properties style:font-name="Liberation Sans" style:font-name-asian="Liberation Sans" style:font-name-complex="Liberation Sans"/>
    </style:style>
    <style:style style:name="T27" style:family="text">
      <style:text-properties fo:color="#c9211e" loext:opacity="100%" fo:font-weight="normal" style:font-name-asian="Noto Serif CJK SC" style:font-weight-asian="normal" style:font-name-complex="FreeSans1" style:font-weight-complex="normal"/>
    </style:style>
    <style:style style:name="T28" style:family="text">
      <style:text-properties fo:color="#c9211e" loext:opacity="100%" fo:font-weight="normal" officeooo:rsid="0056ab09" style:font-name-asian="Noto Serif CJK SC" style:font-weight-asian="normal" style:font-name-complex="FreeSans1" style:font-weight-complex="normal"/>
    </style:style>
    <style:style style:name="T29" style:family="text">
      <style:text-properties fo:color="#c9211e" loext:opacity="100%" style:font-name="Liberation Sans1" fo:font-size="14pt" fo:font-weight="normal" officeooo:rsid="0056ab09" style:font-name-asian="Noto Serif CJK SC" style:font-size-asian="14pt" style:font-weight-asian="normal" style:font-name-complex="FreeSans1" style:font-size-complex="14pt" style:font-weight-complex="normal"/>
    </style:style>
    <style:style style:name="T30" style:family="text">
      <style:text-properties fo:color="#2a6099" loext:opacity="100%" fo:font-weight="normal" style:font-name-asian="Noto Serif CJK SC" style:font-weight-asian="normal" style:font-name-complex="FreeSans1" style:font-weight-complex="normal"/>
    </style:style>
    <style:style style:name="T31" style:family="text">
      <style:text-properties fo:color="#2a6099" loext:opacity="100%" fo:font-weight="normal" officeooo:rsid="0056ab09" style:font-name-asian="Noto Serif CJK SC" style:font-weight-asian="normal" style:font-name-complex="FreeSans1" style:font-weight-complex="normal"/>
    </style:style>
    <style:style style:name="T32" style:family="text">
      <style:text-properties fo:color="#2a6099" loext:opacity="100%" style:font-name="Liberation Sans1" fo:font-size="14pt" fo:font-weight="normal" style:font-name-asian="Noto Serif CJK SC" style:font-size-asian="14pt" style:font-weight-asian="normal" style:font-name-complex="FreeSans1" style:font-size-complex="14pt" style:font-weight-complex="normal"/>
    </style:style>
    <style:style style:name="T33" style:family="text">
      <style:text-properties fo:color="#2a6099" loext:opacity="100%" style:font-name="Liberation Sans" fo:font-weight="normal" officeooo:rsid="0056ab09" style:font-name-asian="Noto Serif CJK SC" style:font-weight-asian="normal" style:font-name-complex="FreeSans1" style:font-weight-complex="normal"/>
    </style:style>
    <style:style style:name="T34" style:family="text">
      <style:text-properties fo:color="#2a6099" loext:opacity="100%" style:font-name-asian="Noto Serif CJK SC" style:font-name-complex="FreeSans1"/>
    </style:style>
    <style:style style:name="T35" style:family="text">
      <style:text-properties fo:color="#ff0000" loext:opacity="100%" fo:font-weight="normal" officeooo:rsid="0056ab09" fo:background-color="transparent" loext:char-shading-value="0" style:font-name-asian="Noto Serif CJK SC" style:font-weight-asian="normal" style:font-name-complex="FreeSans1" style:font-weight-complex="normal"/>
    </style:style>
    <style:style style:name="T36" style:family="text">
      <style:text-properties fo:color="#00a933" loext:opacity="100%" fo:font-weight="normal" style:font-name-asian="Noto Serif CJK SC" style:font-weight-asian="normal" style:font-name-complex="FreeSans1" style:font-weight-complex="normal"/>
    </style:style>
    <style:style style:name="T37" style:family="text">
      <style:text-properties fo:color="#00a933" loext:opacity="100%" fo:font-weight="normal" officeooo:rsid="0056ab09" style:font-name-asian="Noto Serif CJK SC" style:font-weight-asian="normal" style:font-name-complex="FreeSans1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Objectif</text:span><text:span text:style-name="T17">s</text:span><text:span text:style-name="T11"> :</text:span></text:p>
      <text:list xml:id="list2093541713" text:style-name="L2">
        <text:list-item>
          <text:p text:style-name="P6"><text:span text:style-name="T12">Rappels sur la moyenne</text:span></text:p>
        </text:list-item>
        <text:list-item>
          <text:p text:style-name="P6"><text:span text:style-name="T13">Découvrir la </text:span><text:span text:style-name="T14">médiane</text:span></text:p>
        </text:list-item>
      </text:list>
      <text:p text:style-name="P5"><text:span text:style-name="T14"/></text:p>
      <text:list xml:id="list4026114618" text:style-name="L3">
        <text:list-item>
          <text:p text:style-name="P18"><text:span text:style-name="T8">Vocabulaire</text:span></text:p>
        </text:list-item>
      </text:list>
      <text:p text:style-name="P7"><text:span text:style-name="T18">Définition </text:span><text:span text:style-name="T9">: </text:span><text:span text:style-name="T18">Série statistique</text:span></text:p>
      <text:p text:style-name="P7"><text:span text:style-name="T9">Une série statistique est une liste de valeurs (de nombres).</text:span></text:p>
      <text:p text:style-name="P2"><text:span text:style-name="T21">Exemples </text:span><text:span text:style-name="T23">:</text:span></text:p>
      <text:list xml:id="list4138874885" text:style-name="L5">
        <text:list-item>
          <text:p text:style-name="P3"><text:span text:style-name="T23">les temps d’arrivée des participants à une course.</text:span></text:p>
        </text:list-item>
        <text:list-item>
          <text:p text:style-name="P3"><text:span text:style-name="T23">les notes obtenues par les élèves lors d’une évaluation.</text:span></text:p>
        </text:list-item>
      </text:list>
      <text:p text:style-name="P2"><text:span text:style-name="T23"/></text:p>
      <text:p text:style-name="P4"><text:span text:style-name="T24">Définition </text:span><text:span text:style-name="T22">: </text:span><text:span text:style-name="T24">Effectif</text:span></text:p>
      <text:p text:style-name="P4"><text:span text:style-name="T22">C’est le nombre de personnes ayant eu une valeur donnée dans la série.</text:span></text:p>
      <text:p text:style-name="P4"><text:span text:style-name="T22"/></text:p>
      <text:p text:style-name="P4"><text:span text:style-name="T20">Exemple </text:span><text:span text:style-name="T22">: Considérons les notes d’évaluation suivantes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20">Notes</text:p>
          </table:table-cell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2">8</text:p>
          </table:table-cell>
          <table:table-cell table:style-name="Table1.A1" office:value-type="string">
            <text:p text:style-name="P22">10</text:p>
          </table:table-cell>
          <table:table-cell table:style-name="Table1.A1" office:value-type="string">
            <text:p text:style-name="P22">12</text:p>
          </table:table-cell>
          <table:table-cell table:style-name="Table1.A1" office:value-type="string">
            <text:p text:style-name="P22">15</text:p>
          </table:table-cell>
          <table:table-cell table:style-name="Table1.G1" office:value-type="string">
            <text:p text:style-name="P22">18</text:p>
          </table:table-cell>
        </table:table-row>
        <table:table-row>
          <table:table-cell table:style-name="Table1.A2" office:value-type="string">
            <text:p text:style-name="P20">Nombre</text:p>
            <text:p text:style-name="P20">d’élèves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2</text:p>
          </table:table-cell>
          <table:table-cell table:style-name="Table1.G2" office:value-type="string">
            <text:p text:style-name="P21">2</text:p>
          </table:table-cell>
        </table:table-row>
      </table:table>
      <text:p text:style-name="P4"><text:span text:style-name="T22">La série correspond à la liste des notes ; les effectifs au nombre d’élèves ayant obtenu cette note : par exemple </text:span><text:span text:style-name="T29">3</text:span><text:span text:style-name="T22"> élèves ont eu </text:span><text:span text:style-name="T32">12</text:span><text:span text:style-name="T22">.</text:span></text:p>
      <text:p text:style-name="P4"><text:span text:style-name="T22"/></text:p>
      <text:list xml:id="list224811635976405" text:continue-list="list4026114618" text:style-name="L3">
        <text:list-item>
          <text:p text:style-name="P19"><text:span text:style-name="T7">Moyenne</text:span></text:p>
        </text:list-item>
      </text:list>
      <text:p text:style-name="P13"><text:span text:style-name="T7">Comment la calculer</text:span></text:p>
      <text:list xml:id="list3113898183" text:style-name="L6">
        <text:list-item>
          <text:p text:style-name="P8"><text:span text:style-name="T9">Multiplier chaque valeur par son effectif.</text:span></text:p>
          <text:p text:style-name="P8"><text:span text:style-name="T9">Pour les </text:span><text:span text:style-name="T27">2</text:span><text:span text:style-name="T9"> élèves ayant eu </text:span><text:span text:style-name="T30">4</text:span><text:span text:style-name="T9">, on fait </text:span><text:span text:style-name="T27">2</text:span><text:span text:style-name="T9"> </text:span><text:span text:style-name="T25">× </text:span><text:span text:style-name="T30">4</text:span><text:span text:style-name="T9"> = </text:span><text:span text:style-name="T36">8</text:span><text:span text:style-name="T9"> ; </text:span></text:p>
          <text:p text:style-name="P8"><text:span text:style-name="T9">Pour les </text:span><text:span text:style-name="T28">3</text:span><text:span text:style-name="T9"> élèves ayant eu </text:span><text:span text:style-name="T31">12</text:span><text:span text:style-name="T9">, on fait </text:span><text:span text:style-name="T35">3</text:span><text:span text:style-name="T9"> </text:span><text:span text:style-name="T25">× </text:span><text:span text:style-name="T33">12</text:span><text:span text:style-name="T9"> = </text:span><text:span text:style-name="T37">36</text:span><text:span text:style-name="T10"> ; etc</text:span></text:p>
        </text:list-item>
        <text:list-item>
          <text:p text:style-name="P8"><text:span text:style-name="T9">Sommer tous les nombres obtenus.</text:span></text:p>
          <text:p text:style-name="P10"><text:span text:style-name="T36">8</text:span><text:span text:style-name="T9"> + </text:span><text:span text:style-name="T36">24</text:span><text:span text:style-name="T9"> + </text:span><text:span text:style-name="T36">10</text:span><text:span text:style-name="T9"> + </text:span><text:span text:style-name="T36">36</text:span><text:span text:style-name="T9"> + </text:span><text:span text:style-name="T36">30</text:span><text:span text:style-name="T9"> + </text:span><text:span text:style-name="T36">36</text:span><text:span text:style-name="T9"> = 144</text:span></text:p>
        </text:list-item>
        <text:list-item>
          <text:p text:style-name="P10"><text:span text:style-name="T9">Diviser cette somme par l’effectif total pour obtenir la moyenne.</text:span></text:p>
          <text:p text:style-name="P10"><text:soft-page-break/><text:span text:style-name="T9">L’effectif total correspond ici aux 13 élèves de la classe :</text:span><text:span text:style-name="T9"><draw:frame draw:style-name="fr1" draw:name="Object1" text:anchor-type="as-char" svg:y="-0.2862in" svg:width="1.1083in" svg:height="0.4618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</text:list>
      <text:p text:style-name="P11"><text:span text:style-name="T9"/></text:p>
      <text:list xml:id="list224810906952932" text:continue-list="list224811635976405" text:style-name="L3">
        <text:list-item>
          <text:p text:style-name="P19"><text:span text:style-name="T7">Médiane</text:span></text:p>
        </text:list-item>
      </text:list>
      <text:p text:style-name="P15"><text:span text:style-name="T7">Définition</text:span><text:span text:style-name="T9"> : </text:span><text:span text:style-name="T7">Médiane</text:span></text:p>
      <text:p text:style-name="P11"><text:span text:style-name="T9">C’est la valeur telle que</text:span></text:p>
      <text:list xml:id="list3143859635" text:style-name="L7">
        <text:list-item>
          <text:p text:style-name="P12"><text:span text:style-name="T9">au moins la moitié des valeurs de la série lui sont </text:span><text:span text:style-name="T19">inférieures</text:span><text:span text:style-name="T9"> ou égales.</text:span></text:p>
        </text:list-item>
        <text:list-item>
          <text:p text:style-name="P12"><text:span text:style-name="T9">au moins la moitié des valeurs lui sont </text:span><text:span text:style-name="T19">supérieures</text:span><text:span text:style-name="T9"> ou égales.</text:span></text:p>
        </text:list-item>
      </text:list>
      <text:p text:style-name="P9"><text:span text:style-name="T9"/></text:p>
      <text:p text:style-name="P14"><text:span text:style-name="T7">Comment la calculer</text:span></text:p>
      <text:list xml:id="list1405131249" text:style-name="L9">
        <text:list-item>
          <text:p text:style-name="P16"><text:span text:style-name="T7">On range les valeurs de la série par ordre croissant (en les répétant selon leurs effectifs)</text:span></text:p>
          <text:p text:style-name="P16"><text:span text:style-name="T7">Dans l’exemple des notes ci-dessus :</text:span></text:p>
          <text:p text:style-name="P17"><text:span text:style-name="T34">4</text:span><text:span text:style-name="T7"> </text:span><text:span text:style-name="T26">≤</text:span><text:span text:style-name="T7"> </text:span><text:span text:style-name="T34">4</text:span><text:span text:style-name="T7"> </text:span><text:span text:style-name="T26">≤</text:span><text:span text:style-name="T7"> </text:span><text:span text:style-name="T34">8</text:span><text:span text:style-name="T7"> </text:span><text:span text:style-name="T26">≤</text:span><text:span text:style-name="T7"> </text:span><text:span text:style-name="T34">8</text:span><text:span text:style-name="T7"> </text:span><text:span text:style-name="T26">≤</text:span><text:span text:style-name="T7"> </text:span><text:span text:style-name="T34">8</text:span><text:span text:style-name="T7"> </text:span><text:span text:style-name="T26">≤</text:span><text:span text:style-name="T7"> </text:span><text:span text:style-name="T34">10</text:span><text:span text:style-name="T7"> </text:span><text:span text:style-name="T26">≤</text:span><text:span text:style-name="T7"> </text:span><text:span text:style-name="T34">12</text:span><text:span text:style-name="T7"> </text:span><text:span text:style-name="T26">≤</text:span><text:span text:style-name="T7"> </text:span><text:span text:style-name="T34">12</text:span><text:span text:style-name="T7"> </text:span><text:span text:style-name="T26">≤</text:span><text:span text:style-name="T7"> </text:span><text:span text:style-name="T34">12</text:span><text:span text:style-name="T7"> </text:span><text:span text:style-name="T26">≤</text:span><text:span text:style-name="T7"> </text:span><text:span text:style-name="T34">15</text:span><text:span text:style-name="T7"> </text:span><text:span text:style-name="T26">≤</text:span><text:span text:style-name="T7"> </text:span><text:span text:style-name="T34">15</text:span><text:span text:style-name="T7"> </text:span><text:span text:style-name="T26">≤</text:span><text:span text:style-name="T7"> </text:span><text:span text:style-name="T34">18</text:span><text:span text:style-name="T7"> </text:span><text:span text:style-name="T26">≤</text:span><text:span text:style-name="T7"> </text:span><text:span text:style-name="T34">18</text:span></text:p>
          <text:p text:style-name="P16"><text:span text:style-name="T34"/></text:p>
        </text:list-item>
        <text:list-item>
          <text:p text:style-name="P16"><text:span text:style-name="T7">Si l’effectif est </text:span><text:span text:style-name="T18">impair </text:span><text:span text:style-name="T7">: la médiane est égale à la valeur au milieu de la liste.</text:span></text:p>
          <text:p text:style-name="P16"><text:span text:style-name="T7">Si l’effectif est </text:span><text:span text:style-name="T18">pair </text:span><text:span text:style-name="T7">: la médiane est égale à la moyenne des deux valeurs au milieu de la liste.</text:span></text:p>
          <text:p text:style-name="P16"><text:span text:style-name="T7">Dans l’exemple des notes, l’effectif est impair (il y a 13 élèves), on prend la 7</text:span><text:span text:style-name="T3">è</text:span><text:span text:style-name="T7"> valeur (c’est un </text:span><text:span text:style-name="T34">12</text:span><text:span text:style-name="T7">), qui en a donc 6 qui lui sont inférieures et 6 qui lui sont supérieures : la valeur médiane de la série vaut donc 12.</text:span></text:p>
          <text:p text:style-name="P16"><text:span text:style-name="T7">S’il y avait eu une note en moins, par exemple le dernier </text:span><text:span text:style-name="T34">18</text:span><text:span text:style-name="T7">, alors les deux valeurs du milieu auraient été les 6è (un </text:span><text:span text:style-name="T34">10</text:span><text:span text:style-name="T7">) et 7è notes (un </text:span><text:span text:style-name="T34">12</text:span><text:span text:style-name="T7">) et la médiane aurait alors valu </text:span><text:span text:style-name="T7"><draw:frame draw:style-name="fr1" draw:name="Object2" text:anchor-type="as-char" svg:y="-0.2827in" svg:width="1.052in" svg:height="0.454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month number:calendar="jewish" number:style="long" number:textual="true"/>
    </number:date-style>
    <number:date-style style:name="N120">
      <number:month number:calendar="jewish" number:style="long" number:textual="true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0">
      <number:day number:calendar="jewish"/>
      <number:text> </number:text>
      <number:month number:calendar="jewish" number:style="long" number:textual="true"/>
    </number:date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516cc4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54da23"/>
    </style:style>
    <style:style style:name="MT5" style:family="text">
      <style:text-properties officeooo:rsid="004ce2e4"/>
    </style:style>
    <style:style style:name="MT6" style:family="text">
      <style:text-properties officeooo:rsid="00541aa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6</text:span><text:span text:style-name="MT5"> – </text:span><text:span text:style-name="MT6">Données statistiques</text:span><text:tab/><text:span text:style-name="MT4">Cour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2-07T22:48:09.325370204</dc:date>
    <meta:editing-duration>PT10H17M49S</meta:editing-duration>
    <meta:editing-cycles>45</meta:editing-cycles>
    <meta:generator>LibreOffice/7.3.7.2$Linux_X86_64 LibreOffice_project/30$Build-2</meta:generator>
    <meta:document-statistic meta:table-count="1" meta:image-count="0" meta:object-count="2" meta:page-count="2" meta:paragraph-count="51" meta:word-count="410" meta:character-count="1983" meta:non-whitespace-character-count="1636"/>
  </office:meta>
</office:document-meta>
</file>

<file path=Object 1/content.xml><?xml version="1.0" encoding="utf-8"?>
<math xmlns="http://www.w3.org/1998/Math/MathML" display="block">
  <semantics>
    <mrow>
      <mfrac>
        <mn>144</mn>
        <mn>13</mn>
      </mfrac>
      <mo stretchy="false">≈</mo>
      <mn>11,08</mn>
    </mrow>
    <annotation encoding="StarMath 5.0">144 over 13 approx 11,08</annotation>
  </semantics>
</math>
</file>

<file path=Object 2/content.xml><?xml version="1.0" encoding="utf-8"?>
<math xmlns="http://www.w3.org/1998/Math/MathML" display="block">
  <semantics>
    <mrow>
      <mfrac>
        <mrow>
          <mn>10</mn>
          <mo stretchy="false">+</mo>
          <mn>12</mn>
        </mrow>
        <mn>2</mn>
      </mfrac>
      <mo stretchy="false">=</mo>
      <mn>11</mn>
    </mrow>
    <annotation encoding="StarMath 5.0">{10 + 12} over 2 = 11</annotation>
  </semantics>
</math>
</file>